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ti_temps_moyen" table:style-name="ta1">
        <table:shapes>
          <draw:frame draw:z-index="0" draw:style-name="gr1" draw:text-style-name="P1" svg:width="160.11mm" svg:height="90.04mm" svg:x="142.81mm" svg:y="15.94mm">
            <loext:p draw:notify-on-update-of-ranges="parti_temps_moyen.A1:parti_temps_moyen.C10 parti_temps_moyen.A11:parti_temps_moyen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43mm" svg:height="107.31mm" svg:x="34.32mm" svg:y="25.49mm">
            <loext:p draw:notify-on-update-of-ranges="parti_temps_moyen.A1:parti_temps_moyen.A1 parti_temps_moyen.A2:parti_temps_moyen.A11 parti_temps_moyen.C1:parti_temps_moyen.C1 parti_temps_moyen.C2:parti_temps_moyen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4.64mm" svg:height="90.04mm" svg:x="47.24mm" svg:y="149.28mm">
            <loext:p draw:notify-on-update-of-ranges="parti_temps_moyen.A1:parti_temps_moyen.A1 parti_temps_moyen.A2:parti_temps_moyen.A11 parti_temps_moyen.B1:parti_temps_moyen.B1 parti_temps_moyen.B2:parti_temps_moyen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 du parti</text:p>
          </table:table-cell>
          <table:table-cell office:value-type="string" calcext:value-type="string">
            <text:p>Durée en jours</text:p>
          </table:table-cell>
          <table:table-cell office:value-type="string" calcext:value-type="string">
            <text:p>Nombre de QE</text:p>
          </table:table-cell>
        </table:table-row>
        <table:table-row table:style-name="ro1">
          <table:table-cell office:value-type="string" calcext:value-type="string">
            <text:p>Gauche démocrate et républicaine</text:p>
          </table:table-cell>
          <table:table-cell office:value-type="float" office:value="200.853489483748" calcext:value-type="float">
            <text:p>200,8534894837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float" office:value="201.57545691906" calcext:value-type="float">
            <text:p>201,5754569191</text:p>
          </table:table-cell>
          <table:table-cell office:value-type="float" office:value="40215" calcext:value-type="float">
            <text:p>40215</text:p>
          </table:table-cell>
        </table:table-row>
        <table:table-row table:style-name="ro1">
          <table:table-cell office:value-type="string" calcext:value-type="string">
            <text:p>Non inscrit</text:p>
          </table:table-cell>
          <table:table-cell office:value-type="float" office:value="223.08254568368" calcext:value-type="float">
            <text:p>223,082545683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Radical, républicain, démocrate et progressiste</text:p>
          </table:table-cell>
          <table:table-cell office:value-type="float" office:value="183.452639190166" calcext:value-type="float">
            <text:p>183,452639190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Rassemblement - Union pour un Mouvement Populaire</text:p>
          </table:table-cell>
          <table:table-cell office:value-type="float" office:value="470.683544303798" calcext:value-type="float">
            <text:p>470,68354430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ocialiste, républicain et citoyen</text:p>
          </table:table-cell>
          <table:table-cell office:value-type="float" office:value="182.014084507042" calcext:value-type="float">
            <text:p>182,014084507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Socialiste, écologiste et républicain</text:p>
          </table:table-cell>
          <table:table-cell office:value-type="float" office:value="182.117474163269" calcext:value-type="float">
            <text:p>182,1174741633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string" calcext:value-type="string">
            <text:p>Union des démocrates et indépendants</text:p>
          </table:table-cell>
          <table:table-cell office:value-type="float" office:value="186.210056595559" calcext:value-type="float">
            <text:p>186,2100565956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Union pour un Mouvement Populaire</text:p>
          </table:table-cell>
          <table:table-cell office:value-type="float" office:value="272.168834296724" calcext:value-type="float">
            <text:p>272,1688342967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Écologiste</text:p>
          </table:table-cell>
          <table:table-cell office:value-type="float" office:value="185.652482269504" calcext:value-type="float">
            <text:p>185,6524822695</text:p>
          </table:table-cell>
          <table:table-cell office:value-type="float" office:value="987" calcext:value-type="float">
            <text:p>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7:48:23.039735406</dc:date>
    <meta:editing-duration>PT57M4S</meta:editing-duration>
    <meta:editing-cycles>1</meta:editing-cycles>
    <meta:document-statistic meta:table-count="1" meta:cell-count="33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parti_temps_moyen.A1:parti_temps_moyen.C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parti_temps_moyen.A11:parti_temps_moyen.C11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44cm" svg:height="10.732cm" xlink:href=".." xlink:type="simple" chart:class="chart:bar" chart:style-name="ch1">
        <chart:legend chart:legend-position="end" svg:x="22.814cm" svg:y="5.067cm" style:legend-expansion="high" chart:style-name="ch2"/>
        <chart:plot-area chart:style-name="ch3" table:cell-range-address="parti_temps_moyen.A1:parti_temps_moyen.A11 parti_temps_moyen.C1:parti_temps_moyen.C11" chart:data-source-has-labels="both" svg:x="0.516cm" svg:y="0.214cm" svg:width="21.782cm" svg:height="10.304cm">
          <chartooo:coordinate-region svg:x="9.128cm" svg:y="0.214cm" svg:width="12.705cm" svg:height="9.657cm"/>
          <chart:axis chart:dimension="x" chart:name="primary-x" chart:style-name="ch4" chartooo:axis-type="auto">
            <chartooo:date-scale/>
            <chart:categories table:cell-range-address="parti_temps_moyen.A2:parti_temps_moyen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ti_temps_moyen.C2:parti_temps_moyen.C11" chart:label-cell-address="parti_temps_moyen.C1:parti_temps_moyen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QE</text:p>
                <draw:g>
                  <svg:desc>parti_temps_moyen.C1:parti_temps_moye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che démocrate et républicaine</text:p>
                <draw:g>
                  <svg:desc>parti_temps_moyen.A2:parti_temps_moyen.A11</svg:desc>
                </draw:g>
              </table:table-cell>
              <table:table-cell office:value-type="float" office:value="4184">
                <text:p>4184</text:p>
                <draw:g>
                  <svg:desc>parti_temps_moyen.C2:parti_temps_moyen.C11</svg:desc>
                </draw:g>
              </table:table-cell>
            </table:table-row>
            <table:table-row>
              <table:table-cell office:value-type="string">
                <text:p>Les Républicains</text:p>
              </table:table-cell>
              <table:table-cell office:value-type="float" office:value="40215">
                <text:p>40215</text:p>
              </table:table-cell>
            </table:table-row>
            <table:table-row>
              <table:table-cell office:value-type="string">
                <text:p>Non inscrit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Radical, républicain, démocrate et progressiste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Rassemblement - Union pour un Mouvement Populaire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ocialiste, républicain et citoyen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Socialiste, écologiste et républicain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string">
                <text:p>Union des démocrates et indépendants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Union pour un Mouvement Populaire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Écologiste</text:p>
              </table:table-cell>
              <table:table-cell office:value-type="float" office:value="987">
                <text:p>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65cm" svg:height="9.005cm" xlink:href=".." xlink:type="simple" chart:class="chart:bar" chart:style-name="ch1">
        <chart:legend chart:legend-position="end" svg:x="19.487cm" svg:y="4.203cm" style:legend-expansion="high" chart:style-name="ch2"/>
        <chart:plot-area chart:style-name="ch3" table:cell-range-address="parti_temps_moyen.A1:parti_temps_moyen.B11" chart:data-source-has-labels="both" svg:x="0.449cm" svg:y="0.18cm" svg:width="18.589cm" svg:height="8.645cm">
          <chartooo:coordinate-region svg:x="9.061cm" svg:y="0.18cm" svg:width="9.697cm" svg:height="7.998cm"/>
          <chart:axis chart:dimension="x" chart:name="primary-x" chart:style-name="ch4" chartooo:axis-type="auto">
            <chartooo:date-scale/>
            <chart:categories table:cell-range-address="parti_temps_moyen.A2:parti_temps_moyen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ti_temps_moyen.B2:parti_temps_moyen.B11" chart:label-cell-address="parti_temps_moyen.B1:parti_temps_moyen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ée en jours</text:p>
                <draw:g>
                  <svg:desc>parti_temps_moyen.B1:parti_temps_moy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che démocrate et républicaine</text:p>
                <draw:g>
                  <svg:desc>parti_temps_moyen.A2:parti_temps_moyen.A11</svg:desc>
                </draw:g>
              </table:table-cell>
              <table:table-cell office:value-type="float" office:value="200.853489483748">
                <text:p>200.853489483748</text:p>
                <draw:g>
                  <svg:desc>parti_temps_moyen.B2:parti_temps_moyen.B11</svg:desc>
                </draw:g>
              </table:table-cell>
            </table:table-row>
            <table:table-row>
              <table:table-cell office:value-type="string">
                <text:p>Les Républicains</text:p>
              </table:table-cell>
              <table:table-cell office:value-type="float" office:value="201.57545691906">
                <text:p>201.57545691906</text:p>
              </table:table-cell>
            </table:table-row>
            <table:table-row>
              <table:table-cell office:value-type="string">
                <text:p>Non inscrit</text:p>
              </table:table-cell>
              <table:table-cell office:value-type="float" office:value="223.08254568368">
                <text:p>223.08254568368</text:p>
              </table:table-cell>
            </table:table-row>
            <table:table-row>
              <table:table-cell office:value-type="string">
                <text:p>Radical, républicain, démocrate et progressiste</text:p>
              </table:table-cell>
              <table:table-cell office:value-type="float" office:value="183.452639190166">
                <text:p>183.452639190166</text:p>
              </table:table-cell>
            </table:table-row>
            <table:table-row>
              <table:table-cell office:value-type="string">
                <text:p>Rassemblement - Union pour un Mouvement Populaire</text:p>
              </table:table-cell>
              <table:table-cell office:value-type="float" office:value="470.683544303798">
                <text:p>470.683544303798</text:p>
              </table:table-cell>
            </table:table-row>
            <table:table-row>
              <table:table-cell office:value-type="string">
                <text:p>Socialiste, républicain et citoyen</text:p>
              </table:table-cell>
              <table:table-cell office:value-type="float" office:value="182.014084507042">
                <text:p>182.014084507042</text:p>
              </table:table-cell>
            </table:table-row>
            <table:table-row>
              <table:table-cell office:value-type="string">
                <text:p>Socialiste, écologiste et républicain</text:p>
              </table:table-cell>
              <table:table-cell office:value-type="float" office:value="182.117474163269">
                <text:p>182.117474163269</text:p>
              </table:table-cell>
            </table:table-row>
            <table:table-row>
              <table:table-cell office:value-type="string">
                <text:p>Union des démocrates et indépendants</text:p>
              </table:table-cell>
              <table:table-cell office:value-type="float" office:value="186.210056595559">
                <text:p>186.210056595559</text:p>
              </table:table-cell>
            </table:table-row>
            <table:table-row>
              <table:table-cell office:value-type="string">
                <text:p>Union pour un Mouvement Populaire</text:p>
              </table:table-cell>
              <table:table-cell office:value-type="float" office:value="272.168834296724">
                <text:p>272.168834296724</text:p>
              </table:table-cell>
            </table:table-row>
            <table:table-row>
              <table:table-cell office:value-type="string">
                <text:p>Écologiste</text:p>
              </table:table-cell>
              <table:table-cell office:value-type="float" office:value="185.652482269504">
                <text:p>185.652482269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